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opWatchTests.valid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topWatchTests.failureToStartBeforeGettingTim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pWatchTests.rejectsStartTw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opWatchTests.validUsageDoesNotKeepTask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topWatchTests.failureToStartBefore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